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DJ HEADPHONES</text:span></text:p>
      <text:p text:style-name="Text_20_body">The HDJ-500 DJ headphones are designed for a flexible DJ lifestyle by adapting to both DJing at home, in the club or auditioning your dance music on the go.</text:p>
      <text:p text:style-name="Standard"/>
      <text:p text:style-name="Standard"/>
      <text:p text:style-name="Text_20_body">The HDJ-500 DJ headphones are designed for a flexible DJ lifestyle by adapting to both DJing at home, in the club or auditioning your dance music on the go.<text:line-break/><text:line-break/>Using technology from headphones further up the range as well as new innovations, the HDJ-500 makes monitoring the tempo of dance music more accurate than before.</text:p>
      <text:p text:style-name="Text_20_body"><text:span text:style-name="Strong_20_Emphasis">Features</text:span></text:p>
      <text:list xml:id="list9022319449567517265" text:style-name="L1">
        <text:list-item>
          <text:p text:style-name="P3">Lightweight stylish design utilising HDJ-2000 technology </text:p>
        </text:list-item>
        <text:list-item>
          <text:p text:style-name="P3">Also available in white and red </text:p>
        </text:list-item>
        <text:list-item>
          <text:p text:style-name="P3">Sound engineered to strongly reproduce low and mid level frequencies </text:p>
        </text:list-item>
        <text:list-item>
          <text:p text:style-name="P3">Latest technology produces crystal clear sound </text:p>
        </text:list-item>
        <text:list-item>
          <text:p text:style-name="P3">60 degrees rotating arm and flexible headband for DJ monitoring </text:p>
        </text:list-item>
        <text:list-item>
          <text:p text:style-name="P1">3m cord for DJ use &amp; 1m interchangeable short chord included for listening on the go </text:p>
        </text:list-item>
      </text:list>
      <text:p text:style-name="Text_20_body"><text:span text:style-name="Strong_20_Emphasis">Specifications</text:span></text:p>
      <text:list xml:id="list906820983463767629" text:style-name="L2">
        <text:list-item>
          <text:p text:style-name="P4">Type: Fully enclosed dynamic headphones </text:p>
        </text:list-item>
        <text:list-item>
          <text:p text:style-name="P4">Driver Units: 40 mm dome type </text:p>
        </text:list-item>
        <text:list-item>
          <text:p text:style-name="P4">Plug: 3.5 mm dia. 3P mini-plug (gold-plated, screw-in) </text:p>
        </text:list-item>
        <text:list-item>
          <text:p text:style-name="P4">Cord: 1.2 m side mount coil cord (extended 3 m), 1 m straight cord </text:p>
        </text:list-item>
        <text:list-item>
          <text:p text:style-name="P4">Accessories: 6.3 mm dia. 3P plug adapter (gold-plated, screw-in) </text:p>
        </text:list-item>
        <text:list-item>
          <text:p text:style-name="P4">Weight (without cord): 195 g </text:p>
        </text:list-item>
        <text:list-item>
          <text:p text:style-name="P4">Frequency Response: 5 - 28,000 Hz </text:p>
        </text:list-item>
        <text:list-item>
          <text:p text:style-name="P4">Impedance: 45 Ohm </text:p>
        </text:list-item>
        <text:list-item>
          <text:p text:style-name="P4">Maximum Input Power: 2.000 mW </text:p>
        </text:list-item>
        <text:list-item>
          <text:p text:style-name="P2">Output Sound Level: 105 dB/mW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1$Win32 OpenOffice.org_project/411m6$Build-9775</meta:generator>
    <dc:date>2018-01-31T10:50:23.93</dc:date>
    <meta:document-statistic meta:table-count="0" meta:image-count="0" meta:object-count="0" meta:page-count="1" meta:paragraph-count="21" meta:word-count="224" meta:character-count="1279"/>
    <dc:creator>Marti </dc:creator>
    <meta:user-defined meta:name="Info 1"/>
    <meta:user-defined meta:name="Info 2"/>
    <meta:user-defined meta:name="Info 3"/>
    <meta:user-defined meta:name="Info 4"/>
  </office:meta>
</office:document-meta>
</file>